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7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valence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cidence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umberPositive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wCasesThisYear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wCasesThisYearFromOutside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ewCasesThisYearFromAcute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pHIVPosONART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Annual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talPopulation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mberPositiveM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opulationM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umberPositiveF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opulationF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_mother_to_child_transmissions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_mother_to_child_transmissions_deaths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_mother_to_child_transmissions_alive_age14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_mother_to_child_transmissions_alive_onARTage14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umulativeNonPopartHIVtests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umulativePopartHIVtests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umulativeNonPopartCD4tests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umulativePopartCD4tests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HIVTestedThisYear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OnARTM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NeedARTM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OnARTF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NeedARTF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ropMenCirc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MenVMMC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_women_waiting_PrEP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_women_on_PrEP_adherent_under25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_women_on_PrEP_adherent_25plus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_women_on_PrEP_semiadherent_under25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_women_on_PrEP_semiadherent_25plus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_men_on_PrEP_adherent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_men_on_PrEP_semiadherent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indInSdPart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Died_from_HIV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NHIV_pos_dead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_dead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nnual_incident_hsv2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prevalent_hsv2_m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nprevalent_hsv2_f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nprevalent_hsv2_check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rop_riskLow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p_riskMed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rop_riskHigh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Prevalence_riskLow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revalence_riskMed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revalence_riskHigh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NewCasesThisYear_riskLow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NewCasesThisYear_riskMed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NewCasesThisYear_riskHigh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NDied_from_HIV_riskLow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NDied_from_HIV_riskMed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NDied_from_HIV_riskHigh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NMage13-18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NMage18-23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NMage23-30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NMage30-40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NMage40-50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NMage50-60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NMage60-80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NFage13-18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NFage18-23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NFage23-30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NFage30-40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NFage40-50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NFage50-60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NFage60-80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IncMage13-18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IncMage18-23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IncMage23-30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IncMage30-40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IncMage40-50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IncMage50-60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IncMage60-80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IncFage13-18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IncFage18-23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IncFage23-30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IncFage30-40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IncFage40-50</text:p>
          </table:table-cell>
          <table:table-cell/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IncFage50-60</text:p>
          </table:table-cell>
          <table:table-cell/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IncFage60-80</text:p>
          </table:table-cell>
          <table:table-cell/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NPosMage13-18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NPosMage18-23</text:p>
          </table:table-cell>
          <table:table-cell/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NPosMage23-30</text:p>
          </table:table-cell>
          <table:table-cell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NPosMage30-40</text:p>
          </table:table-cell>
          <table:table-cell/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NPosMage40-50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NPosMage50-60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NPosMage60-80</text:p>
          </table:table-cell>
          <table:table-cell/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NPosFage13-18</text:p>
          </table:table-cell>
          <table:table-cell/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NPosFage18-23</text:p>
          </table:table-cell>
          <table:table-cell/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NPosFage23-30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NPosFage30-40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NPosFage40-50</text:p>
          </table:table-cell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NPosFage50-60</text:p>
          </table:table-cell>
          <table:table-cell/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NPosFage60-80</text:p>
          </table:table-cell>
          <table:table-cell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2"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2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2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2"/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2"/>
          <table:table-cell office:value-type="float" office:value="152" calcext:value-type="float">
            <text:p>1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4T12:23:08.467379497</meta:creation-date>
    <dc:date>2021-06-04T12:28:26.329070463</dc:date>
    <meta:editing-duration>PT5M18S</meta:editing-duration>
    <meta:editing-cycles>1</meta:editing-cycles>
    <meta:document-statistic meta:table-count="1" meta:cell-count="250" meta:object-count="0"/>
    <meta:generator>LibreOffice/6.4.7.2$Linux_X86_64 LibreOffice_project/40$Build-2</meta:generator>
  </office:meta>
</office:document-meta>
</file>